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office:automatic-styles>
  <office:body>
    <office:text>
      <text:p text:style-name="Title">Seasons</text:p>
      <text:p text:style-name="Author">Madison Scott-Clary</text:p>
      <text:p text:style-name="Text_20_body"><text:span text:style-name="T1">Content note:</text:span> this document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1" text:outline-level="1"><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 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1" text:outline-level="1"><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are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1" text:outline-level="1"><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1" text:outline-level="1"><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 as 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performativ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not performative, it is reflexi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section text:name="refs">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esch">
          <text:p text:style-name="Text_20_body">Esch, Edward. n.d. “Winter.” <text:a xlink:type="simple" xlink:href="https://ericwhitacre.com/music-catalog/winter" office:name=""><text:span text:style-name="Definition">https://ericwhitacre.com/music-catalog/winter</text:span></text:a>.</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asons</dc:title>
    <dc:description/>
    <dc:subject/>
    <meta:keyword/>
    <meta:initial-creator>Madison Scott-Clary</meta:initial-creator>
    <dc:creator>Madison Scott-Clary</dc:creator>
    <meta:creation-date>2022-05-12T05:39:46Z</meta:creation-date>
    <dc:date>2022-05-12T05:39:46Z</dc:date>
    <meta:user-defined meta:name="bibliography" meta:value-type="string">florilegium.bib</meta:user-defined>
  </office:meta>
</office:document-meta>
</file>